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7752403846154" calcext:value-type="percentage">
            <text:p>107.75%</text:p>
          </table:table-cell>
          <table:table-cell table:style-name="ce1" table:formula="of:=[.C$3]/[.C$2]" office:value-type="percentage" office:value="0.987866531850354" calcext:value-type="percentage">
            <text:p>98.79%</text:p>
          </table:table-cell>
          <table:table-cell table:style-name="ce1" table:formula="of:=[.D$3]/[.D$2]" office:value-type="percentage" office:value="1.01195219123506" calcext:value-type="percentage">
            <text:p>101.20%</text:p>
          </table:table-cell>
          <table:table-cell table:style-name="ce1" table:formula="of:=[.E$3]/[.E$2]" office:value-type="percentage" office:value="1.00064184852375" calcext:value-type="percentage">
            <text:p>100.06%</text:p>
          </table:table-cell>
          <table:table-cell table:style-name="ce1" table:formula="of:=[.F$3]/[.F$2]" office:value-type="percentage" office:value="0.980140935297886" calcext:value-type="percentage">
            <text:p>98.01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93990384615385" calcext:value-type="percentage">
            <text:p>99.40%</text:p>
          </table:table-cell>
          <table:table-cell table:style-name="ce1" table:formula="of:=[.C4]/[.C$2]" office:value-type="percentage" office:value="1.00303336703741" calcext:value-type="percentage">
            <text:p>100.30%</text:p>
          </table:table-cell>
          <table:table-cell table:style-name="ce1" table:formula="of:=[.D4]/[.D$2]" office:value-type="percentage" office:value="0.99003984063745" calcext:value-type="percentage">
            <text:p>99.00%</text:p>
          </table:table-cell>
          <table:table-cell table:style-name="ce1" table:formula="of:=[.E4]/[.E$2]" office:value-type="percentage" office:value="0.979460847240051" calcext:value-type="percentage">
            <text:p>97.95%</text:p>
          </table:table-cell>
          <table:table-cell table:style-name="ce1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3.6344284106028" calcext:value-type="percentage">
            <text:p>363.44%</text:p>
          </table:table-cell>
          <table:table-cell table:style-name="ce1" table:formula="of:=[.C2]/[.C3]" office:value-type="percentage" office:value="1.36717366074156" calcext:value-type="percentage">
            <text:p>136.72%</text:p>
          </table:table-cell>
          <table:table-cell table:style-name="ce1" table:formula="of:=[.D2]/[.D3]" office:value-type="percentage" office:value="1.28718985067924" calcext:value-type="percentage">
            <text:p>128.72%</text:p>
          </table:table-cell>
          <table:table-cell table:style-name="ce1" table:formula="of:=[.E2]/[.E3]" office:value-type="percentage" office:value="5.69105276574051" calcext:value-type="percentage">
            <text:p>569.11%</text:p>
          </table:table-cell>
          <table:table-cell table:style-name="ce1" table:formula="of:=[.F2]/[.F3]" office:value-type="percentage" office:value="1.40200117716304" calcext:value-type="percentage">
            <text:p>140.20%</text:p>
          </table:table-cell>
          <table:table-cell table:style-name="ce1" table:formula="of:=[.G2]/[.G3]" office:value-type="percentage" office:value="3.23175514108082" calcext:value-type="percentage">
            <text:p>323.18%</text:p>
          </table:table-cell>
          <table:table-cell table:style-name="ce1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9.77484172859895" calcext:value-type="percentage">
            <text:p>977.48%</text:p>
          </table:table-cell>
          <table:table-cell table:style-name="ce1" table:formula="of:=[.C2]/[.C4]" office:value-type="percentage" office:value="4.69716684155299" calcext:value-type="percentage">
            <text:p>469.72%</text:p>
          </table:table-cell>
          <table:table-cell table:style-name="ce1" table:formula="of:=[.D2]/[.D4]" office:value-type="percentage" office:value="4.72491242530394" calcext:value-type="percentage">
            <text:p>472.49%</text:p>
          </table:table-cell>
          <table:table-cell table:style-name="ce1" table:formula="of:=[.E2]/[.E4]" office:value-type="percentage" office:value="6.08503679476697" calcext:value-type="percentage">
            <text:p>608.50%</text:p>
          </table:table-cell>
          <table:table-cell table:style-name="ce1" table:formula="of:=[.F2]/[.F4]" office:value-type="percentage" office:value="4.03182125930941" calcext:value-type="percentage">
            <text:p>403.18%</text:p>
          </table:table-cell>
          <table:table-cell table:style-name="ce1" table:formula="of:=[.G2]/[.G4]" office:value-type="percentage" office:value="7.44721181397399" calcext:value-type="percentage">
            <text:p>744.72%</text:p>
          </table:table-cell>
          <table:table-cell table:style-name="ce1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1592199456924" calcext:value-type="percentage">
            <text:p>101.59%</text:p>
          </table:table-cell>
          <table:table-cell table:style-name="ce1" table:formula="of:=[.C$3]/[.C$2]" office:value-type="percentage" office:value="0.979672057502246" calcext:value-type="percentage">
            <text:p>97.97%</text:p>
          </table:table-cell>
          <table:table-cell table:style-name="ce1" table:formula="of:=[.D$3]/[.D$2]" office:value-type="percentage" office:value="1.00596569724087" calcext:value-type="percentage">
            <text:p>100.60%</text:p>
          </table:table-cell>
          <table:table-cell table:style-name="ce1" table:formula="of:=[.E$3]/[.E$2]" office:value-type="percentage" office:value="1.00553250345781" calcext:value-type="percentage">
            <text:p>100.55%</text:p>
          </table:table-cell>
          <table:table-cell table:style-name="ce1" table:formula="of:=[.F$3]/[.F$2]" office:value-type="percentage" office:value="1.02477912054433" calcext:value-type="percentage">
            <text:p>102.4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925697358677" calcext:value-type="percentage">
            <text:p>100.93%</text:p>
          </table:table-cell>
          <table:table-cell table:style-name="ce1" table:formula="of:=[.C4]/[.C$2]" office:value-type="percentage" office:value="0.985175202156334" calcext:value-type="percentage">
            <text:p>98.52%</text:p>
          </table:table-cell>
          <table:table-cell table:style-name="ce1" table:formula="of:=[.D4]/[.D$2]" office:value-type="percentage" office:value="0.998508575689784" calcext:value-type="percentage">
            <text:p>99.85%</text:p>
          </table:table-cell>
          <table:table-cell table:style-name="ce1" table:formula="of:=[.E4]/[.E$2]" office:value-type="percentage" office:value="0.962062833432128" calcext:value-type="percentage">
            <text:p>96.21%</text:p>
          </table:table-cell>
          <table:table-cell table:style-name="ce1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6.88349961627015" calcext:value-type="percentage">
            <text:p>688.35%</text:p>
          </table:table-cell>
          <table:table-cell table:style-name="ce1" table:formula="of:=[.C2]/[.C3]" office:value-type="percentage" office:value="2.04914933837429" calcext:value-type="percentage">
            <text:p>204.91%</text:p>
          </table:table-cell>
          <table:table-cell table:style-name="ce1" table:formula="of:=[.D2]/[.D3]" office:value-type="percentage" office:value="1.65998849693252" calcext:value-type="percentage">
            <text:p>166.00%</text:p>
          </table:table-cell>
          <table:table-cell table:style-name="ce1" table:formula="of:=[.E2]/[.E3]" office:value-type="percentage" office:value="1.56416372483542" calcext:value-type="percentage">
            <text:p>156.42%</text:p>
          </table:table-cell>
          <table:table-cell table:style-name="ce1" table:formula="of:=[.F2]/[.F3]" office:value-type="percentage" office:value="1.7734962406015" calcext:value-type="percentage">
            <text:p>177.35%</text:p>
          </table:table-cell>
          <table:table-cell table:style-name="ce1" table:formula="of:=[.G2]/[.G3]" office:value-type="percentage" office:value="4.93478879924063" calcext:value-type="percentage">
            <text:p>493.48%</text:p>
          </table:table-cell>
          <table:table-cell table:style-name="ce1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8.69276991665051" calcext:value-type="percentage">
            <text:p>869.28%</text:p>
          </table:table-cell>
          <table:table-cell table:style-name="ce1" table:formula="of:=[.C2]/[.C4]" office:value-type="percentage" office:value="2.71466583189858" calcext:value-type="percentage">
            <text:p>271.47%</text:p>
          </table:table-cell>
          <table:table-cell table:style-name="ce1" table:formula="of:=[.D2]/[.D4]" office:value-type="percentage" office:value="2.73397537101358" calcext:value-type="percentage">
            <text:p>273.40%</text:p>
          </table:table-cell>
          <table:table-cell table:style-name="ce1" table:formula="of:=[.E2]/[.E4]" office:value-type="percentage" office:value="1.69482063475654" calcext:value-type="percentage">
            <text:p>169.48%</text:p>
          </table:table-cell>
          <table:table-cell table:style-name="ce1" table:formula="of:=[.F2]/[.F4]" office:value-type="percentage" office:value="1.97985520931697" calcext:value-type="percentage">
            <text:p>197.99%</text:p>
          </table:table-cell>
          <table:table-cell table:style-name="ce1" table:formula="of:=[.G2]/[.G4]" office:value-type="percentage" office:value="9.10313430222378" calcext:value-type="percentage">
            <text:p>910.31%</text:p>
          </table:table-cell>
          <table:table-cell table:style-name="ce1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0.995471338338696" calcext:value-type="percentage">
            <text:p>99.55%</text:p>
          </table:table-cell>
          <table:table-cell table:style-name="ce1" table:formula="of:=[.C$3]/[.C$2]" office:value-type="percentage" office:value="0.995054401582592" calcext:value-type="percentage">
            <text:p>99.51%</text:p>
          </table:table-cell>
          <table:table-cell table:style-name="ce1" table:formula="of:=[.D$3]/[.D$2]" office:value-type="percentage" office:value="0.998470948012232" calcext:value-type="percentage">
            <text:p>99.85%</text:p>
          </table:table-cell>
          <table:table-cell table:style-name="ce1" table:formula="of:=[.E$3]/[.E$2]" office:value-type="percentage" office:value="0.998278829604131" calcext:value-type="percentage">
            <text:p>99.83%</text:p>
          </table:table-cell>
          <table:table-cell table:style-name="ce1" table:formula="of:=[.F$3]/[.F$2]" office:value-type="percentage" office:value="0.997935306262904" calcext:value-type="percentage">
            <text:p>99.7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071505184126" calcext:value-type="percentage">
            <text:p>100.07%</text:p>
          </table:table-cell>
          <table:table-cell table:style-name="ce1" table:formula="of:=[.C4]/[.C$2]" office:value-type="percentage" office:value="1" calcext:value-type="percentage">
            <text:p>100.00%</text:p>
          </table:table-cell>
          <table:table-cell table:style-name="ce1" table:formula="of:=[.D4]/[.D$2]" office:value-type="percentage" office:value="1.00229357798165" calcext:value-type="percentage">
            <text:p>100.23%</text:p>
          </table:table-cell>
          <table:table-cell table:style-name="ce1" table:formula="of:=[.E4]/[.E$2]" office:value-type="percentage" office:value="1.00206540447504" calcext:value-type="percentage">
            <text:p>100.21%</text:p>
          </table:table-cell>
          <table:table-cell table:style-name="ce1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A1:'Compression (x64)'.A1 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8.42" calcext:value-type="float">
            <text:p>58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</text:p>
          </table:table-cell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0992810681274" calcext:value-type="percentage">
            <text:p>100.99%</text:p>
          </table:table-cell>
          <table:table-cell table:style-name="ce1" table:formula="of:=[.C2]/[.C3]" office:value-type="string" office:string-value="" calcext:value-type="error">
            <text:p>#DIV/0!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string" office:string-value="" calcext:value-type="error">
            <text:p>#DIV/0!</text:p>
          </table:table-cell>
          <table:table-cell table:style-name="ce1" table:formula="of:=[.C2]/[.C4]" office:value-type="string" office:string-value="" calcext:value-type="error">
            <text:p>#DIV/0!</text:p>
          </table:table-cell>
          <table:table-cell table:style-name="ce1" table:number-columns-repeated="5"/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2:43:03.4929109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4T03:10:03.897605595</dc:date>
    <meta:editing-duration>PT6H26M51S</meta:editing-duration>
    <meta:editing-cycles>46</meta:editing-cycles>
    <meta:generator>LibreOffice/7.2.1.2$Linux_X86_64 LibreOffice_project/20$Build-2</meta:generator>
    <meta:document-statistic meta:table-count="11" meta:cell-count="317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A1:'Compression (x64)'.H4" chart:data-source-has-labels="both" svg:x="1.627cm" svg:y="0.299cm" svg:width="26.149cm" svg:height="14.384cm">
          <chart:coordinate-region svg:x="2.539cm" svg:y="0.498cm" svg:width="25.237cm" svg:height="13.538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58.42">
                <text:p>58.42</text:p>
                <draw:g>
                  <svg:desc>'Compression (x64)'.B3:'Compression (x64)'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NaN">
                <text:p>NaN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ompression (x64)'.A9:'Compression (x64)'.H11" chart:data-source-has-labels="both" svg:x="0.351cm" svg:y="0.197cm" svg:width="14.445cm" svg:height="9.503cm">
          <chart:coordinate-region svg:x="1.951cm" svg:y="0.197cm" svg:width="12.845cm" svg:height="7.295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00992810681274">
                <text:p>1.00992810681274</text:p>
                <draw:g>
                  <svg:desc>'Compression (x64)'.B10:'Compression (x64)'.H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NaN">
                <text:p>NaN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